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e64e"/>
    </style:style>
    <style:style style:name="P2" style:family="paragraph" style:parent-style-name="Text_20_body">
      <style:text-properties officeooo:paragraph-rsid="000ce64e"/>
    </style:style>
    <style:style style:name="P3" style:family="paragraph" style:parent-style-name="Text_20_body">
      <style:text-properties officeooo:rsid="000ce64e" officeooo:paragraph-rsid="000ce64e"/>
    </style:style>
    <style:style style:name="T1" style:family="text">
      <style:text-properties officeooo:rsid="000ce64e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pecial Mission/Reconnaissance<text:line-break/><text:line-break/></text:span>de Havilland Mosquito PR<text:span text:style-name="T1"><text:line-break/>Supermarine Spitfire PR Variants (1940s–1950s)</text:span></text:p>
      <text:p text:style-name="P2"><text:span text:style-name="T1">English Electric Canberra PR Variants (1950s–2006)<text:line-break/></text:span>English Electric Canberra (PR.7 / PR.57 / PR.67):</text:p>
      <text:p text:style-name="P3">Mikoyan-Gurevich MiG-25R (Foxbat) (1980s–2006)</text:p>
      <text:p text:style-name="P1"><text:span text:style-name="Strong_20_Emphasis"><text:span text:style-name="T1">MiG-21R<text:line-break/></text:span></text:span><text:span text:style-name="Strong_20_Emphasis">Tupolev Tu-142M / ME<text:line-break/>Ilyushin Il-38<text:line-break/>Ilyushin Il-20 / Il-22 (Coot variants – limited use)<text:line-break/>DRDO Netra (Embraer ERJ-145 AEW&amp;C)</text:span><text:span text:style-name="T1"><text:line-break/>Beriev A-50EI</text:span></text:p>
      <text:p text:style-name="P2"><text:span text:style-name="T1">DRDO Netra AEW&amp;CS (Mk1/Mk1A)<text:line-break/></text:span>Netra Mk-2 (Airbus A321)</text:p>
      <text:p text:style-name="P3">Bombardier Global 5000/6500 (Modified for ELINT/SIGINT)</text:p>
      <text:p text:style-name="P1"><text:span text:style-name="T1">HS 748 (Avro) – Survey / Calibration variants<text:line-break/></text:span>Dornier Do 228<text:line-break/>An-32 (Special Mission variants)<text:line-break/><text:span text:style-name="Strong_20_Emphasis">Gulfstream G550 (ELINT / SIGINT – Project Guardian)<text:line-break/>HAL Dhruv (Special mission variants)<text:line-break/>IAI Heron / Heron TP<text:line-break/>Searcher Mk II<text:line-break/>Boeing 707 (SIGINT)<text:line-break/>IAI Gulfstream III (SRA)</text:span></text:p>
      <text:p text:style-name="P1"><text:span text:style-name="Strong_20_Emphasis"><text:line-break/></text:span><text:span text:style-name="Strong_20_Emphasis"><text:span text:style-name="T2">IAI Searcher (Mk I &amp; II)<text:line-break/>MQ-9B SkyGuardian<text:line-break/>IAI Heron (Mk I, II, and TP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1:16:35.937447682</meta:creation-date>
    <dc:date>2025-12-18T21:21:06.091305487</dc:date>
    <meta:editing-duration>PT4M30S</meta:editing-duration>
    <meta:editing-cycles>1</meta:editing-cycles>
    <meta:generator>LibreOffice/25.8.3.2$Linux_X86_64 LibreOffice_project/580$Build-2</meta:generator>
    <meta:document-statistic meta:table-count="0" meta:image-count="0" meta:object-count="0" meta:page-count="1" meta:paragraph-count="8" meta:word-count="124" meta:character-count="837" meta:non-whitespace-character-count="719"/>
  </office:meta>
</office:document-meta>
</file>